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23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DINING WITH A KING (23:1-5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DINING WITH THE STINGY (23:6-8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FELLOWSHIPING WITH FOOLS (23:9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DISCIPLINING YOUR CHILDREN (23:10-1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AVOIDING PITFALLS (23:19-28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AVOIDING DRUNKENNESS (23:29-35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23</dc:title>
    <meta:initial-creator>David STRICKLAND</meta:initial-creator>
    <dc:creator>David STRICKLAND</dc:creator>
    <meta:creation-date>2020-02-22T19:31:49Z</meta:creation-date>
    <dc:date>2020-02-22T19:31:49Z</dc:date>
    <meta:template xlink:href="BibleStudy" xlink:type="simple"/>
    <meta:editing-cycles>1</meta:editing-cycles>
    <meta:editing-duration>PT0S</meta:editing-duration>
    <meta:document-statistic meta:paragraph-count="7" meta:word-count="44"/>
  </office:meta>
</office:document-meta>
</file>